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Sábado 30 de Setiembre</text:p>
      <text:p text:style-name="Standard"/>
      <text:p text:style-name="Standard">Codificación<text:s/>módulo<text:s/>Mux, correcciones main.</text:p>
      <text:p text:style-name="Standard"/>
      <text:p text:style-name="P2">Miércoles 4 de Octubre 2017 Fabián</text:p>
      <text:p text:style-name="P3"/>
      <text:p text:style-name="Standard">- Se trabajó con el modelado eléctrico de la celda.</text:p>
      <text:p text:style-name="Standard"/>
      <text:p text:style-name="Standard"/>
      <text:p text:style-name="P4">Viernes 6 de Octubre</text:p>
      <text:p text:style-name="Standard">Se trabajó en el modelado <text:s/>eléctrico de la celda. Quedo funcionando el código de Matlab. Es muy sensible a las condiciones iniciales. Se utiliza el software EIS para calcularlas y luego Matlab además de ajustar el intervalo de frecuencias adecuado.<text:s/></text:p>
      <text:p text:style-name="Standard">Se decidió pedir el Analizador de Impedancias para que el findesemana de 14-15 estudiar cuales son las mejores dimensiones para la celda. Investigar cuales son los mejores electrodo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nryGuzman</dc:creator>
    <meta:creation-date>2017-10-03T10:07:00Z</meta:creation-date>
    <dc:date>2017-10-06T22:15:00Z</dc:date>
    <meta:template xlink:href="Normal" xlink:type="simple"/>
    <meta:editing-cycles>2</meta:editing-cycles>
    <meta:editing-duration>PT420S</meta:editing-duration>
    <meta:document-statistic meta:page-count="1" meta:paragraph-count="1" meta:word-count="94" meta:character-count="614" meta:row-count="4" meta:non-whitespace-character-count="521"/>
  </office:meta>
</office:document-meta>
</file>